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4f711"/>
    </style:style>
    <style:style style:name="P2" style:family="paragraph" style:parent-style-name="Standard">
      <style:text-properties officeooo:paragraph-rsid="0006f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 sudo apt-get update</text:p>
      <text:p text:style-name="P1"><text:s/>$ sudo apt-get install build-essential tk-dev</text:p>
      <text:p text:style-name="P1"><text:s/>$ sudo apt-get install libncurses5-dev libncursesw5-dev libreadline6-dev </text:p>
      <text:p text:style-name="P1">$ sudo apt-get install libdb5.3-dev libgdbm-dev libsqlite3-dev libssl-dev </text:p>
      <text:p text:style-name="P1">$ sudo apt-get install libbz2-dev libexpat1-dev liblzma-dev zlib1g-dev</text:p>
      <text:p text:style-name="P1"/>
      <text:p text:style-name="P1">$ wget https://www.python.org/ftp/python/3.5.2/Python-3.5.2.tgz </text:p>
      <text:p text:style-name="P1">$ tar zxvf Python-3.5.2.tgz</text:p>
      <text:p text:style-name="P1"><text:s/>$ cd Python-3.5.2 </text:p>
      <text:p text:style-name="P1">$ ./configure –prefix=/usr/local/opt/python-3.5.2</text:p>
      <text:p text:style-name="P1"><text:s/>$ make </text:p>
      <text:p text:style-name="P1">$ sudo make install</text:p>
      <text:p text:style-name="P1"/>
      <text:p text:style-name="P2">$ sudo ln -s /usr/local/opt/python-3.5.2/bin/pydoc3.5 /usr/bin/pydoc3.5 </text:p>
      <text:p text:style-name="P2">$ sudo ln -s /usr/local/opt/python-3.5.2/bin/python3.5 /usr/bin/python3.5 </text:p>
      <text:p text:style-name="P2">$ sudo ln -s /usr/local/opt/python-3.5.2/bin/python3.5m /usr/bin/python3.5m </text:p>
      <text:p text:style-name="P2">$ sudo ln -s /usr/local/opt/python-3.5.2/bin/pyvenv-3.5 /usr/bin/pyvenv-3.5 </text:p>
      <text:p text:style-name="P2">$ sudo ln -s /usr/local/opt/python-3.5.2/bin/pip3.5 /usr/bin/pip3.5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3:59:34.381531290</meta:creation-date>
    <dc:date>2019-03-20T15:04:07.890930558</dc:date>
    <meta:editing-duration>PT34M9S</meta:editing-duration>
    <meta:editing-cycles>1</meta:editing-cycles>
    <meta:document-statistic meta:table-count="0" meta:image-count="0" meta:object-count="0" meta:page-count="1" meta:paragraph-count="16" meta:word-count="82" meta:character-count="836" meta:non-whitespace-character-count="757"/>
    <meta:generator>LibreOffice/6.0.3.2$Linux_X86_64 LibreOffice_project/00m0$Build-2</meta:generator>
  </office:meta>
</office:document-meta>
</file>